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Cantarell" fo:font-weight="bold" officeooo:rsid="001e46f9" officeooo:paragraph-rsid="001e46f9" style:font-weight-asian="bold" style:font-weight-complex="bold"/>
    </style:style>
    <style:style style:name="P2" style:family="paragraph" style:parent-style-name="Standard">
      <style:text-properties style:text-position="0% 100%" style:font-name="Cantarell" fo:font-weight="bold" officeooo:rsid="001e46f9" officeooo:paragraph-rsid="00276cb9" style:font-weight-asian="bold" style:font-weight-complex="bold"/>
    </style:style>
    <style:style style:name="P3" style:family="paragraph" style:parent-style-name="Standard">
      <style:text-properties style:font-name="Cantarell"/>
    </style:style>
    <style:style style:name="P4" style:family="paragraph" style:parent-style-name="Standard">
      <style:text-properties style:font-name="Cantarell" fo:font-weight="bold" officeooo:rsid="001e46f9" officeooo:paragraph-rsid="001e46f9" style:font-weight-asian="bold" style:font-weight-complex="bold"/>
    </style:style>
    <style:style style:name="P5" style:family="paragraph" style:parent-style-name="Standard">
      <style:text-properties style:font-name="Cantarell" fo:font-weight="bold" officeooo:rsid="001e46f9" officeooo:paragraph-rsid="00260d50" style:font-weight-asian="bold" style:font-weight-complex="bold"/>
    </style:style>
    <style:style style:name="P6" style:family="paragraph" style:parent-style-name="Standard">
      <style:text-properties style:font-name="Cantarell" fo:font-weight="bold" officeooo:rsid="001e46f9" officeooo:paragraph-rsid="00276cb9" style:font-weight-asian="bold" style:font-weight-complex="bold"/>
    </style:style>
    <style:style style:name="P7" style:family="paragraph" style:parent-style-name="Standard">
      <style:text-properties style:font-name="Cantarell" fo:font-weight="bold" officeooo:rsid="0020efde" officeooo:paragraph-rsid="0020efde" style:font-weight-asian="bold" style:font-weight-complex="bold"/>
    </style:style>
    <style:style style:name="P8" style:family="paragraph" style:parent-style-name="Standard" style:list-style-name="L2">
      <style:text-properties style:font-name="Cantarell" fo:font-weight="bold" officeooo:rsid="001e46f9" officeooo:paragraph-rsid="001e46f9" fo:background-color="#ffff6d" style:font-weight-asian="bold" style:font-weight-complex="bold"/>
    </style:style>
    <style:style style:name="P9" style:family="paragraph" style:parent-style-name="Standard" style:list-style-name="L2">
      <style:text-properties style:font-name="Cantarell" fo:font-weight="bold" officeooo:rsid="001e46f9" officeooo:paragraph-rsid="00276cb9" fo:background-color="#ffff6d" style:font-weight-asian="bold" style:font-weight-complex="bold"/>
    </style:style>
    <style:style style:name="P10" style:family="paragraph" style:parent-style-name="Standard">
      <style:text-properties style:font-name="Cantarell" fo:font-weight="bold" officeooo:rsid="001e46f9" officeooo:paragraph-rsid="001e46f9" fo:background-color="#ffff6d" style:font-weight-asian="bold" style:font-weight-complex="bold"/>
    </style:style>
    <style:style style:name="P11" style:family="paragraph" style:parent-style-name="Standard" style:list-style-name="L1">
      <style:text-properties style:font-name="Cantarell" fo:font-weight="bold" officeooo:rsid="001e46f9" officeooo:paragraph-rsid="00254507" fo:background-color="#ffff6d" style:font-weight-asian="bold" style:font-weight-complex="bold"/>
    </style:style>
    <style:style style:name="P12" style:family="paragraph" style:parent-style-name="Standard" style:list-style-name="L3">
      <style:text-properties style:font-name="Cantarell" fo:font-weight="bold" officeooo:rsid="001e46f9" officeooo:paragraph-rsid="00254507" fo:background-color="#ffff6d" style:font-weight-asian="bold" style:font-weight-complex="bold"/>
    </style:style>
    <style:style style:name="P13" style:family="paragraph" style:parent-style-name="Standard" style:list-style-name="L4">
      <style:text-properties style:font-name="Cantarell" fo:font-weight="bold" officeooo:rsid="001e46f9" officeooo:paragraph-rsid="00276cb9" fo:background-color="#ffff6d" style:font-weight-asian="bold" style:font-weight-complex="bold"/>
    </style:style>
    <style:style style:name="P14" style:family="paragraph" style:parent-style-name="Standard" style:list-style-name="L5">
      <style:text-properties style:font-name="Cantarell" fo:font-weight="bold" officeooo:rsid="001e46f9" officeooo:paragraph-rsid="00276cb9" fo:background-color="#ffff6d" style:font-weight-asian="bold" style:font-weight-complex="bold"/>
    </style:style>
    <style:style style:name="P15" style:family="paragraph" style:parent-style-name="Standard">
      <style:text-properties style:font-name="Cantarell" fo:font-weight="bold" officeooo:rsid="001e46f9" officeooo:paragraph-rsid="00276cb9" fo:background-color="#ffff6d" style:font-weight-asian="bold" style:font-weight-complex="bold"/>
    </style:style>
    <style:style style:name="P16" style:family="paragraph" style:parent-style-name="Standard" style:list-style-name="L2">
      <style:text-properties style:font-name="Cantarell" fo:font-weight="bold" officeooo:rsid="001e46f9" officeooo:paragraph-rsid="0020efde" fo:background-color="#ff972f" style:font-weight-asian="bold" style:font-weight-complex="bold"/>
    </style:style>
    <style:style style:name="P17" style:family="paragraph" style:parent-style-name="Standard" style:list-style-name="L3">
      <style:text-properties style:font-name="Cantarell" fo:font-weight="bold" officeooo:rsid="001e46f9" officeooo:paragraph-rsid="0020efde" fo:background-color="#ff972f" style:font-weight-asian="bold" style:font-weight-complex="bold"/>
    </style:style>
    <style:style style:name="P18" style:family="paragraph" style:parent-style-name="Standard">
      <style:text-properties style:font-name="Cantarell" fo:font-weight="bold" officeooo:rsid="0020efde" officeooo:paragraph-rsid="0020efde" fo:background-color="#ff972f" style:font-weight-asian="bold" style:font-weight-complex="bold"/>
    </style:style>
    <style:style style:name="P19" style:family="paragraph" style:parent-style-name="Standard">
      <style:text-properties style:font-name="Cantarell" officeooo:rsid="001e46f9" officeooo:paragraph-rsid="001e46f9"/>
    </style:style>
    <style:style style:name="P20" style:family="paragraph" style:parent-style-name="Standard">
      <style:text-properties style:font-name="Cantarell" officeooo:rsid="001e46f9" officeooo:paragraph-rsid="00260d50"/>
    </style:style>
    <style:style style:name="P21" style:family="paragraph" style:parent-style-name="Standard" style:list-style-name="L5">
      <style:text-properties style:font-name="Cantarell" officeooo:rsid="001e46f9" officeooo:paragraph-rsid="00276cb9"/>
    </style:style>
    <style:style style:name="P22" style:family="paragraph" style:parent-style-name="Standard" style:list-style-name="L1">
      <style:text-properties style:font-name="Cantarell" officeooo:paragraph-rsid="00260d50"/>
    </style:style>
    <style:style style:name="P23" style:family="paragraph" style:parent-style-name="Standard" style:list-style-name="L1">
      <style:text-properties style:font-name="Cantarell" fo:font-weight="normal" officeooo:rsid="001ee9b1" officeooo:paragraph-rsid="001ee9b1" fo:background-color="#d4ea6b" style:font-weight-asian="normal" style:font-weight-complex="normal"/>
    </style:style>
    <style:style style:name="P24" style:family="paragraph" style:parent-style-name="Standard" style:list-style-name="L1">
      <style:text-properties style:font-name="Cantarell" fo:font-weight="normal" officeooo:rsid="001ee9b1" officeooo:paragraph-rsid="00260d50" fo:background-color="#d4ea6b" style:font-weight-asian="normal" style:font-weight-complex="normal"/>
    </style:style>
    <style:style style:name="P25" style:family="paragraph" style:parent-style-name="Standard" style:list-style-name="L1">
      <style:text-properties style:font-name="Cantarell" fo:font-weight="normal" officeooo:rsid="001ee9b1" officeooo:paragraph-rsid="00276cb9" fo:background-color="#d4ea6b" style:font-weight-asian="normal" style:font-weight-complex="normal"/>
    </style:style>
    <style:style style:name="P26" style:family="paragraph" style:parent-style-name="Standard" style:list-style-name="L1">
      <style:text-properties style:font-name="Cantarell" officeooo:rsid="002187bc" officeooo:paragraph-rsid="002187bc"/>
    </style:style>
    <style:style style:name="P27" style:family="paragraph" style:parent-style-name="Standard" style:list-style-name="L1">
      <style:text-properties style:font-name="Cantarell" officeooo:rsid="002187bc" officeooo:paragraph-rsid="00276cb9"/>
    </style:style>
    <style:style style:name="P28" style:family="paragraph" style:parent-style-name="Standard">
      <style:text-properties style:font-name="Cantarell" officeooo:paragraph-rsid="00254507"/>
    </style:style>
    <style:style style:name="P29" style:family="paragraph" style:parent-style-name="Standard">
      <style:text-properties style:font-name="Cantarell" officeooo:paragraph-rsid="00260d50"/>
    </style:style>
    <style:style style:name="P30" style:family="paragraph" style:parent-style-name="Standard" style:list-style-name="L2">
      <style:text-properties style:font-name="Cantarell" officeooo:rsid="001e46f9" officeooo:paragraph-rsid="001e46f9" fo:background-color="#ffff6d"/>
    </style:style>
    <style:style style:name="P31" style:family="paragraph" style:parent-style-name="Standard" style:list-style-name="L2">
      <style:text-properties style:font-name="Cantarell" officeooo:rsid="001e46f9" officeooo:paragraph-rsid="00276cb9" fo:background-color="#ffff6d"/>
    </style:style>
    <style:style style:name="P32" style:family="paragraph" style:parent-style-name="Standard" style:list-style-name="L2">
      <style:text-properties style:font-name="Cantarell" officeooo:paragraph-rsid="001e46f9" fo:background-color="#ffff6d"/>
    </style:style>
    <style:style style:name="P33" style:family="paragraph" style:parent-style-name="Standard" style:list-style-name="L2">
      <style:text-properties style:font-name="Cantarell" officeooo:paragraph-rsid="00276cb9" fo:background-color="#ffff6d"/>
    </style:style>
    <style:style style:name="P34" style:family="paragraph" style:parent-style-name="Standard" style:list-style-name="L1">
      <style:text-properties style:font-name="Cantarell" officeooo:paragraph-rsid="002187bc" fo:background-color="#ffff6d"/>
    </style:style>
    <style:style style:name="P35" style:family="paragraph" style:parent-style-name="Standard" style:list-style-name="L1">
      <style:text-properties style:font-name="Cantarell" officeooo:paragraph-rsid="00276cb9" fo:background-color="#ffff6d"/>
    </style:style>
    <style:style style:name="P36" style:family="paragraph" style:parent-style-name="Standard" style:list-style-name="L1">
      <style:text-properties style:font-name="Cantarell" officeooo:rsid="002187bc" officeooo:paragraph-rsid="002187bc" fo:background-color="#ffff6d"/>
    </style:style>
    <style:style style:name="P37" style:family="paragraph" style:parent-style-name="Standard" style:list-style-name="L1">
      <style:text-properties style:font-name="Cantarell" officeooo:rsid="002187bc" officeooo:paragraph-rsid="00276cb9" fo:background-color="#ffff6d"/>
    </style:style>
    <style:style style:name="P38" style:family="paragraph" style:parent-style-name="Standard">
      <style:text-properties style:font-name="Cantarell" officeooo:rsid="002187bc" officeooo:paragraph-rsid="001e46f9" fo:background-color="#ffff6d"/>
    </style:style>
    <style:style style:name="P39" style:family="paragraph" style:parent-style-name="Standard" style:list-style-name="L1">
      <style:text-properties style:font-name="Cantarell" officeooo:rsid="00254507" officeooo:paragraph-rsid="00254507" fo:background-color="#b4c7dc"/>
    </style:style>
    <style:style style:name="P40" style:family="paragraph" style:parent-style-name="Standard" style:list-style-name="L1">
      <style:text-properties style:font-name="Cantarell" officeooo:rsid="00254507" officeooo:paragraph-rsid="00260d50" fo:background-color="#b4c7dc"/>
    </style:style>
    <style:style style:name="P41" style:family="paragraph" style:parent-style-name="Standard" style:list-style-name="L1">
      <style:text-properties style:font-name="Cantarell" officeooo:rsid="00254507" officeooo:paragraph-rsid="00276cb9" fo:background-color="#b4c7dc"/>
    </style:style>
    <style:style style:name="P42" style:family="paragraph" style:parent-style-name="Standard">
      <style:text-properties style:font-name="Cantarell" officeooo:rsid="00254507" officeooo:paragraph-rsid="00254507" fo:background-color="#b4c7dc"/>
    </style:style>
    <style:style style:name="P43" style:family="paragraph" style:parent-style-name="Standard">
      <style:text-properties style:font-name="Cantarell" officeooo:rsid="00254507" officeooo:paragraph-rsid="00260d50" fo:background-color="#b4c7dc"/>
    </style:style>
    <style:style style:name="P44" style:family="paragraph" style:parent-style-name="Standard">
      <style:text-properties style:font-name="Cantarell" officeooo:rsid="00254507" officeooo:paragraph-rsid="00276cb9" fo:background-color="#b4c7dc"/>
    </style:style>
    <style:style style:name="P45" style:family="paragraph" style:parent-style-name="Standard" style:list-style-name="L3">
      <style:text-properties style:font-name="Cantarell" officeooo:rsid="001e46f9" officeooo:paragraph-rsid="001e46f9" fo:background-color="#b4c7dc"/>
    </style:style>
    <style:style style:name="P46" style:family="paragraph" style:parent-style-name="Standard">
      <style:text-properties style:font-name="Cantarell" officeooo:rsid="001e46f9" officeooo:paragraph-rsid="001e46f9" fo:background-color="#b4c7dc"/>
    </style:style>
    <style:style style:name="P47" style:family="paragraph" style:parent-style-name="Standard" style:list-style-name="L1">
      <style:text-properties style:font-name="Cantarell" officeooo:rsid="001e46f9" officeooo:paragraph-rsid="00260d50" fo:background-color="#b4c7dc"/>
    </style:style>
    <style:style style:name="P48" style:family="paragraph" style:parent-style-name="Standard" style:list-style-name="L6">
      <style:text-properties style:font-name="Cantarell" officeooo:rsid="001e46f9" officeooo:paragraph-rsid="00276cb9" fo:background-color="#b4c7dc"/>
    </style:style>
    <style:style style:name="P49" style:family="paragraph" style:parent-style-name="Standard">
      <style:text-properties style:font-name="Cantarell" officeooo:rsid="001e46f9" officeooo:paragraph-rsid="00276cb9" fo:background-color="#b4c7dc"/>
    </style:style>
    <style:style style:name="P50" style:family="paragraph" style:parent-style-name="Standard" style:list-style-name="L3">
      <style:text-properties style:font-name="Cantarell" officeooo:paragraph-rsid="001e46f9" fo:background-color="#b4c7dc"/>
    </style:style>
    <style:style style:name="P51" style:family="paragraph" style:parent-style-name="Standard" style:list-style-name="L1">
      <style:text-properties style:font-name="Cantarell" officeooo:paragraph-rsid="00260d50" fo:background-color="#b4c7dc"/>
    </style:style>
    <style:style style:name="P52" style:family="paragraph" style:parent-style-name="Standard" style:list-style-name="L6">
      <style:text-properties style:font-name="Cantarell" officeooo:paragraph-rsid="00276cb9" fo:background-color="#b4c7dc"/>
    </style:style>
    <style:style style:name="P53" style:family="paragraph" style:parent-style-name="Standard" style:list-style-name="L1">
      <style:text-properties style:font-name="Cantarell" officeooo:rsid="001ee9b1" officeooo:paragraph-rsid="001ee9b1" fo:background-color="#d4ea6b"/>
    </style:style>
    <style:style style:name="P54" style:family="paragraph" style:parent-style-name="Standard" style:list-style-name="L1">
      <style:text-properties style:font-name="Cantarell" officeooo:rsid="001ee9b1" officeooo:paragraph-rsid="00260d50" fo:background-color="#d4ea6b"/>
    </style:style>
    <style:style style:name="P55" style:family="paragraph" style:parent-style-name="Standard" style:list-style-name="L1">
      <style:text-properties style:font-name="Cantarell" officeooo:rsid="001ee9b1" officeooo:paragraph-rsid="00276cb9" fo:background-color="#d4ea6b"/>
    </style:style>
    <style:style style:name="P56" style:family="paragraph" style:parent-style-name="Standard" style:list-style-name="L1">
      <style:text-properties style:font-name="Cantarell" officeooo:paragraph-rsid="001ee9b1" fo:background-color="#d4ea6b"/>
    </style:style>
    <style:style style:name="P57" style:family="paragraph" style:parent-style-name="Standard" style:list-style-name="L1">
      <style:text-properties style:font-name="Cantarell" officeooo:paragraph-rsid="00276cb9" fo:background-color="#d4ea6b"/>
    </style:style>
    <style:style style:name="P58" style:family="paragraph" style:parent-style-name="Standard">
      <style:text-properties style:font-name="Cantarell" officeooo:paragraph-rsid="001ee9b1" fo:background-color="#d4ea6b"/>
    </style:style>
    <style:style style:name="P59" style:family="paragraph" style:parent-style-name="Standard">
      <style:text-properties style:font-name="Cantarell" officeooo:paragraph-rsid="00276cb9" fo:background-color="#d4ea6b"/>
    </style:style>
    <style:style style:name="P60" style:family="paragraph" style:parent-style-name="Standard" style:list-style-name="L1">
      <style:text-properties style:font-name="Cantarell" officeooo:rsid="001e46f9" officeooo:paragraph-rsid="00260d50" fo:background-color="#ff6d6d"/>
    </style:style>
    <style:style style:name="P61" style:family="paragraph" style:parent-style-name="Standard" style:list-style-name="L1">
      <style:text-properties style:font-name="Cantarell" officeooo:paragraph-rsid="00260d50" fo:background-color="#ff6d6d"/>
    </style:style>
    <style:style style:name="P62" style:family="paragraph" style:parent-style-name="Standard" style:list-style-name="L2">
      <style:text-properties style:font-name="Cantarell" officeooo:rsid="001e46f9" officeooo:paragraph-rsid="0020efde" fo:background-color="#ff972f"/>
    </style:style>
    <style:style style:name="P63" style:family="paragraph" style:parent-style-name="Standard" style:list-style-name="L2">
      <style:text-properties style:font-name="Cantarell" officeooo:paragraph-rsid="0020efde" fo:background-color="#ff972f"/>
    </style:style>
    <style:style style:name="P64" style:family="paragraph" style:parent-style-name="Standard">
      <style:text-properties style:font-name="Cantarell" officeooo:paragraph-rsid="00276cb9"/>
    </style:style>
    <style:style style:name="P65" style:family="paragraph" style:parent-style-name="Standard" style:list-style-name="L2">
      <style:text-properties officeooo:rsid="0023b6d7" officeooo:paragraph-rsid="0023b6d7" fo:background-color="#ff972f"/>
    </style:style>
    <style:style style:name="P66" style:family="paragraph" style:parent-style-name="Standard" style:list-style-name="L2">
      <style:text-properties officeooo:paragraph-rsid="0020efde" fo:background-color="#ff972f"/>
    </style:style>
    <style:style style:name="P67" style:family="paragraph" style:parent-style-name="Standard">
      <style:text-properties officeooo:paragraph-rsid="0020efde" fo:background-color="#ff972f"/>
    </style:style>
    <style:style style:name="P68" style:family="paragraph" style:parent-style-name="Heading_20_1">
      <style:text-properties officeooo:rsid="002a7c6b" officeooo:paragraph-rsid="002a7c6b"/>
    </style:style>
    <style:style style:name="T1" style:family="text">
      <style:text-properties officeooo:rsid="001e46f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e9b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6f9" style:font-weight-asian="bold" style:font-weight-complex="bold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Cantarell" fo:font-weight="normal" officeooo:rsid="0020efde" style:font-weight-asian="normal" style:font-weight-complex="normal"/>
    </style:style>
    <style:style style:name="T8" style:family="text">
      <style:text-properties officeooo:rsid="002187bc"/>
    </style:style>
    <style:style style:name="T9" style:family="text">
      <style:text-properties officeooo:rsid="002c5a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8" text:outline-level="1"><text:span text:style-name="T9">JMeter: </text:span>Performance testing</text:h>
      <text:p text:style-name="P38"><text:span text:style-name="T2"/></text:p>
      <text:p text:style-name="P38"><text:span text:style-name="T2"/></text:p>
      <text:p text:style-name="P5">COMPANY</text:p>
      <text:p text:style-name="P29"/>
      <text:list xml:id="list1489511740" text:style-name="L1">
        <text:list-item>
          <text:p text:style-name="P40">Delete account</text:p>
        </text:list-item>
      </text:list>
      <text:p text:style-name="P43"/>
      <text:list xml:id="list200316656967449" text:continue-numbering="true" text:style-name="L1">
        <text:list-item>
          <text:p text:style-name="P40">Download his personal data</text:p>
          <text:p text:style-name="P47"/>
        </text:list-item>
        <text:list-item>
          <text:p text:style-name="P47">List the positions available</text:p>
        </text:list-item>
        <text:list-item>
          <text:p text:style-name="P47">Navigate to the company corresponding to a position</text:p>
          <text:p text:style-name="P47"/>
        </text:list-item>
        <text:list-item>
          <text:p text:style-name="P47">List the companies available</text:p>
        </text:list-item>
        <text:list-item>
          <text:p text:style-name="P47">Navigate to the corresponding positions (of a company)</text:p>
          <text:p text:style-name="P47"/>
        </text:list-item>
        <text:list-item>
          <text:p text:style-name="P51">Search for a position using a single key word that must be contained in its title, its</text:p>
          <text:p text:style-name="P51">description, its profile, its skills, its technologies, or the name of the corresponding</text:p>
          <text:p text:style-name="P47">company.</text:p>
          <text:p text:style-name="P47"/>
        </text:list-item>
        <text:list-item>
          <text:p text:style-name="P47">Edit personal data</text:p>
          <text:p text:style-name="P22"/>
        </text:list-item>
        <text:list-item>
          <text:p text:style-name="P60">List their positions</text:p>
        </text:list-item>
        <text:list-item>
          <text:p text:style-name="P60">Display one of their positions</text:p>
        </text:list-item>
        <text:list-item>
          <text:p text:style-name="P60">Create a position</text:p>
        </text:list-item>
        <text:list-item>
          <text:p text:style-name="P60">Update one of their positions</text:p>
        </text:list-item>
        <text:list-item>
          <text:p text:style-name="P60">Delete one of their positions</text:p>
          <text:p text:style-name="P60"/>
        </text:list-item>
        <text:list-item>
          <text:p text:style-name="P60">List their problems</text:p>
        </text:list-item>
        <text:list-item>
          <text:p text:style-name="P60">Display one of their problems</text:p>
        </text:list-item>
        <text:list-item>
          <text:p text:style-name="P60">Create a problem</text:p>
        </text:list-item>
        <text:list-item>
          <text:p text:style-name="P60">Update one of their problems</text:p>
        </text:list-item>
        <text:list-item>
          <text:p text:style-name="P61"><text:span text:style-name="T1">Delete one of their problems</text:span></text:p>
          <text:p text:style-name="P22"/>
        </text:list-item>
        <text:list-item>
          <text:p text:style-name="P54">List applications to their positions, grouped by <text:span text:style-name="T4">status</text:span></text:p>
        </text:list-item>
        <text:list-item>
          <text:p text:style-name="P24">Display applications to their positions</text:p>
        </text:list-item>
        <text:list-item>
          <text:p text:style-name="P24">Update applications to their positions (change its status from SUBMITTED to ACCEPTED)</text:p>
        </text:list-item>
        <text:list-item>
          <text:p text:style-name="P24">Update applications to their positions (change its status from SUBMITTED to REJECTED)</text:p>
        </text:list-item>
      </text:list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oft-page-break/><text:span text:style-name="T3"/></text:p>
      <text:p text:style-name="P20"><text:span text:style-name="T3"/></text:p>
      <text:p text:style-name="P20"><text:span text:style-name="T3"/></text:p>
      <text:p text:style-name="P20"/>
      <text:p text:style-name="P2">HACKER</text:p>
      <text:p text:style-name="P64"/>
      <text:list xml:id="list200316601953547" text:continue-numbering="true" text:style-name="L1">
        <text:list-item>
          <text:p text:style-name="P41">Delete account</text:p>
        </text:list-item>
      </text:list>
      <text:p text:style-name="P44"/>
      <text:list xml:id="list200317148091955" text:continue-numbering="true" text:style-name="L1">
        <text:list-item>
          <text:p text:style-name="P41">Download his personal data</text:p>
        </text:list-item>
      </text:list>
      <text:list xml:id="list4089308238" text:style-name="L6">
        <text:list-header>
          <text:p text:style-name="P48"/>
        </text:list-header>
        <text:list-item>
          <text:p text:style-name="P48">List the positions available</text:p>
        </text:list-item>
        <text:list-item>
          <text:p text:style-name="P48">Navigate to the company corresponding to a position</text:p>
          <text:p text:style-name="P48"/>
        </text:list-item>
        <text:list-item>
          <text:p text:style-name="P48">List the companies available</text:p>
        </text:list-item>
        <text:list-item>
          <text:p text:style-name="P48">Navigate to the corresponding positions (of a company)</text:p>
          <text:p text:style-name="P48"/>
        </text:list-item>
        <text:list-item>
          <text:p text:style-name="P52">Search for a position using a single key word that must be contained in its title, its</text:p>
          <text:p text:style-name="P52">description, its profile, its skills, its technologies, or the name of the corresponding</text:p>
          <text:p text:style-name="P48">company.</text:p>
          <text:p text:style-name="P48"/>
        </text:list-item>
        <text:list-item>
          <text:p text:style-name="P48">Edit personal data</text:p>
        </text:list-item>
      </text:list>
      <text:p text:style-name="P49"/>
      <text:list xml:id="list200317723682811" text:continue-list="list200317148091955" text:style-name="L1">
        <text:list-item>
          <text:p text:style-name="P55">List their applications, grouped by <text:span text:style-name="T4">status</text:span></text:p>
        </text:list-item>
        <text:list-item>
          <text:p text:style-name="P25">Display one of their applications</text:p>
        </text:list-item>
        <text:list-item>
          <text:p text:style-name="P25">Create an application</text:p>
        </text:list-item>
        <text:list-item>
          <text:p text:style-name="P57"><text:span text:style-name="T3">Update one of their applications (consists in sub</text:span>mitting a solution to the corresponding problem, registering the submission moment, and changing the status <text:span text:style-name="T3">to SUBMITTED)</text:span></text:p>
        </text:list-item>
      </text:list>
      <text:p text:style-name="P59"><text:span text:style-name="T3"/></text:p>
      <text:list xml:id="list200317067510464" text:continue-numbering="true" text:style-name="L1">
        <text:list-item>
          <text:p text:style-name="P37"><text:span text:style-name="T3">L</text:span><text:span text:style-name="T2">ist their curricula s</text:span></text:p>
        </text:list-item>
        <text:list-item>
          <text:p text:style-name="P37"><text:span text:style-name="T2">Display one of them</text:span></text:p>
        </text:list-item>
        <text:list-item>
          <text:p text:style-name="P37"><text:span text:style-name="T2">Create a curricula</text:span></text:p>
        </text:list-item>
        <text:list-item>
          <text:p text:style-name="P37"><text:span text:style-name="T2">Update a curricula</text:span></text:p>
        </text:list-item>
        <text:list-item>
          <text:p text:style-name="P37"><text:span text:style-name="T2">Delete a curricula</text:span></text:p>
          <text:p text:style-name="P27"><text:span text:style-name="T2"/></text:p>
        </text:list-item>
        <text:list-item>
          <text:p text:style-name="P35"><text:span text:style-name="T8">U</text:span>pdating <text:span text:style-name="T8">finder</text:span> search criteria</text:p>
        </text:list-item>
        <text:list-item>
          <text:p text:style-name="P35"><text:span text:style-name="T8">L</text:span>isting <text:span text:style-name="T8">finder </text:span>con<text:span text:style-name="T8">tents</text:span></text:p>
        </text:list-item>
        <text:list-item>
          <text:p text:style-name="P37"><text:span text:style-name="T2">Clear finder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ADMINISTRATOR</text:p>
      <text:p text:style-name="P7"><text:span text:style-name="T2"/></text:p>
      <text:list xml:id="list1623061570" text:style-name="L2">
        <text:list-item>
          <text:p text:style-name="P62">List the positions available</text:p>
        </text:list-item>
        <text:list-item>
          <text:p text:style-name="P62">Navigate to the company corresponding to a position</text:p>
          <text:p text:style-name="P62"/>
        </text:list-item>
        <text:list-item>
          <text:p text:style-name="P62">List the companies available</text:p>
        </text:list-item>
        <text:list-item>
          <text:p text:style-name="P62">Navigate to the corresponding positions (of a company)</text:p>
          <text:p text:style-name="P62"/>
        </text:list-item>
        <text:list-item>
          <text:p text:style-name="P63">Search for a position using a single key word that must be contained in its title, its</text:p>
          <text:p text:style-name="P63">description, its profile, its skills, its technologies, or the name of the corresponding</text:p>
          <text:p text:style-name="P16"><text:span text:style-name="T2">company.</text:span></text:p>
          <text:p text:style-name="P16"><text:span text:style-name="T2"/></text:p>
        </text:list-item>
      </text:list>
      <text:list xml:id="list3101747015" text:style-name="L3">
        <text:list-item>
          <text:p text:style-name="P17"><text:span text:style-name="T2">Edit personal data</text:span></text:p>
        </text:list-item>
      </text:list>
      <text:p text:style-name="P18"><text:span text:style-name="T2"/></text:p>
      <text:list xml:id="list200317583704033" text:continue-list="list1623061570" text:style-name="L2">
        <text:list-item>
          <text:p text:style-name="P66"><text:span text:style-name="T7">Create new administrators</text:span></text:p>
        </text:list-item>
      </text:list>
      <text:p text:style-name="P18"><text:span text:style-name="T2"/></text:p>
      <text:list xml:id="list200316870252084" text:continue-numbering="true" text:style-name="L2">
        <text:list-item>
          <text:p text:style-name="P66"><text:span text:style-name="T7">Display dashboard</text:span></text:p>
        </text:list-item>
      </text:list>
      <text:p text:style-name="P67"><text:span text:style-name="T7"/></text:p>
      <text:list xml:id="list200317072000427" text:continue-numbering="true" text:style-name="L2">
        <text:list-item>
          <text:p text:style-name="P65"><text:span text:style-name="T7">N</text:span><text:span text:style-name="T6">otify data breach</text:span></text:p>
        </text:list-item>
      </text:list>
      <text:p text:style-name="P3"/>
      <text:p text:style-name="P3"/>
      <text:p text:style-name="P3"/>
      <text:p text:style-name="P3"/>
      <text:p text:style-name="P64"><text:span text:style-name="T5">NOT AUTHENTICATED</text:span></text:p>
      <text:p text:style-name="P6"><text:span text:style-name="T2"/></text:p>
      <text:list xml:id="list200317322523224" text:continue-numbering="true" text:style-name="L2">
        <text:list-item>
          <text:p text:style-name="P31">List the positions available</text:p>
        </text:list-item>
        <text:list-item>
          <text:p text:style-name="P31">Navigate to the company corresponding to a position</text:p>
          <text:p text:style-name="P31"/>
        </text:list-item>
        <text:list-item>
          <text:p text:style-name="P31">List the companies available</text:p>
        </text:list-item>
        <text:list-item>
          <text:p text:style-name="P31">Navigate to the corresponding positions (of a company)</text:p>
          <text:p text:style-name="P31"/>
        </text:list-item>
        <text:list-item>
          <text:p text:style-name="P33">Search for a position using a single key word that must be contained in its title, its</text:p>
          <text:p text:style-name="P33">description, its profile, its skills, its technologies, or the name of the corresponding</text:p>
          <text:p text:style-name="P9"><text:span text:style-name="T2">company.</text:span></text:p>
        </text:list-item>
      </text:list>
      <text:p text:style-name="P15"><text:span text:style-name="T2"/></text:p>
      <text:list xml:id="list3160266265" text:style-name="L4">
        <text:list-item>
          <text:p text:style-name="P13"><text:span text:style-name="T2">Register as a company</text:span></text:p>
        </text:list-item>
      </text:list>
      <text:list xml:id="list203295800" text:style-name="L5">
        <text:list-item>
          <text:p text:style-name="P14"><text:span text:style-name="T2">Register as a hacker</text:span>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pitch="variable"/>
    <style:font-face style:name="Linux Biolinum O" svg:font-family="'Linux Biolinum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9:24:52.756581394</meta:creation-date>
    <dc:date>2019-04-14T20:03:15.730915669</dc:date>
    <meta:editing-duration>PT38M22S</meta:editing-duration>
    <meta:editing-cycles>13</meta:editing-cycles>
    <meta:generator>LibreOffice/6.1.5.2$Linux_X86_64 LibreOffice_project/10$Build-2</meta:generator>
    <meta:document-statistic meta:table-count="0" meta:image-count="0" meta:object-count="0" meta:page-count="3" meta:paragraph-count="89" meta:word-count="492" meta:character-count="2697" meta:non-whitespace-character-count="2360"/>
  </office:meta>
</office:document-meta>
</file>